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3cm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3cm" fo:min-width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1pt" fo:font-weight="bold"/>
    </style:style>
    <style:style style:name="P6" style:family="paragraph">
      <style:text-properties fo:font-family="FreeSans" style:font-family-generic="swiss" style:font-pitch="variable" fo:font-size="16pt"/>
    </style:style>
    <style:style style:name="P7" style:family="paragraph">
      <style:text-properties fo:color="#000000" fo:font-family="FreeSans" style:font-family-generic="swiss" style:font-pitch="variable" fo:font-size="14pt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size="20pt"/>
    </style:style>
    <style:style style:name="P9" style:family="paragraph">
      <style:paragraph-properties fo:margin-left="0cm" fo:margin-right="0cm" fo:text-indent="0cm"/>
      <style:text-properties fo:font-family="FreeSans" style:font-family-generic="swiss" style:font-pitch="variable" fo:font-size="20pt"/>
    </style:style>
    <style:style style:name="T1" style:family="text">
      <style:text-properties fo:font-family="FreeSans" style:font-family-generic="swiss" style:font-pitch="variable" fo:font-size="12pt" fo:font-weight="bold"/>
    </style:style>
    <style:style style:name="T2" style:family="text">
      <style:text-properties fo:font-size="9pt"/>
    </style:style>
    <style:style style:name="T3" style:family="text">
      <style:text-properties fo:font-family="FreeSans" style:font-family-generic="swiss" style:font-pitch="variable" fo:font-size="16pt"/>
    </style:style>
    <style:style style:name="T4" style:family="text">
      <style:text-properties fo:font-family="Verdana" style:font-family-generic="swiss" style:font-pitch="variable" fo:font-size="11pt" fo:font-weight="bold"/>
    </style:style>
    <style:style style:name="T5" style:family="text">
      <style:text-properties fo:color="#000000" fo:font-family="FreeSans" style:font-family-generic="swiss" style:font-pitch="variable" fo:font-size="14pt"/>
    </style:style>
    <style:style style:name="T6" style:family="text">
      <style:text-properties fo:color="#000000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id="id1" draw:layer="layout" svg:width="5.133cm" svg:height="1.737cm" svg:x="1.944cm" svg:y="5.672cm">
          <text:p text:style-name="P1"><text:span text:style-name="T1">Select_network_task</text:span></text:p>
        </draw:ellipse>
        <draw:ellipse draw:style-name="gr1" draw:text-style-name="P2" draw:id="id3" draw:layer="layout" svg:width="5.034cm" svg:height="1.529cm" svg:x="10.397cm" svg:y="7.818cm">
          <text:p text:style-name="P1"><text:span text:style-name="T1">Update_agent_status</text:span></text:p>
        </draw:ellipse>
        <draw:connector draw:style-name="gr2" draw:text-style-name="P3" draw:layer="layout" draw:type="curve" svg:x1="7.077cm" svg:y1="6.54cm" svg:x2="10.194cm" svg:y2="5.122cm" draw:start-shape="id1" draw:end-shape="id2">
          <text:p text:style-name="P4"/>
        </draw:connector>
        <draw:connector draw:style-name="gr2" draw:text-style-name="P3" draw:layer="layout" draw:type="curve" svg:x1="7.077cm" svg:y1="6.54cm" svg:x2="10.397cm" svg:y2="8.582cm" draw:start-shape="id1" draw:start-glue-point="1" draw:end-shape="id3">
          <text:p text:style-name="P4"/>
        </draw:connector>
        <draw:frame draw:style-name="gr3" draw:text-style-name="P4" draw:layer="layout" svg:width="9.101cm" svg:height="1.414cm" svg:x="19.791cm" svg:y="0.583cm">
          <draw:text-box>
            <text:p text:style-name="P4">Pandora Network Server</text:p>
            <text:p text:style-name="P4"><text:span text:style-name="T2"><text:s text:c="67"/></text:span><text:span text:style-name="T2">2006 Dec 26</text:span></text:p>
          </draw:text-box>
        </draw:frame>
        <draw:ellipse draw:style-name="gr4" draw:text-style-name="P5" draw:layer="layout" svg:width="4.726cm" svg:height="1.737cm" svg:x="10.795cm" svg:y="3.145cm">
          <text:p text:style-name="P4"/>
        </draw:ellipse>
        <draw:ellipse draw:style-name="gr4" draw:text-style-name="P5" draw:layer="layout" svg:width="4.583cm" svg:height="1.737cm" svg:x="10.777cm" svg:y="3.463cm">
          <text:p text:style-name="P4"/>
        </draw:ellipse>
        <draw:ellipse draw:style-name="gr4" draw:text-style-name="P5" draw:layer="layout" svg:width="4.583cm" svg:height="1.737cm" svg:x="10.565cm" svg:y="3.884cm">
          <text:p text:style-name="P4"/>
        </draw:ellipse>
        <draw:ellipse draw:style-name="gr1" draw:text-style-name="P2" draw:id="id2" draw:layer="layout" svg:width="4.583cm" svg:height="1.737cm" svg:x="10.194cm" svg:y="4.254cm">
          <text:p text:style-name="P1"><text:span text:style-name="T1">Execute_network_task</text:span></text:p>
        </draw:ellipse>
        <draw:custom-shape draw:style-name="gr5" draw:text-style-name="P3" draw:layer="layout" svg:width="0.634cm" svg:height="3.174cm" svg:x="15.981cm" svg:y="2.905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2.068cm" svg:height="0.954cm" svg:x="16.985cm" svg:y="3.969cm">
          <draw:text-box>
            <text:p text:style-name="P4"><text:span text:style-name="T3">Threads</text:span></text:p>
          </draw:text-box>
        </draw:frame>
        <draw:ellipse draw:style-name="gr1" draw:text-style-name="P5" draw:id="id4" draw:layer="layout" svg:width="5.133cm" svg:height="1.737cm" svg:x="6.285cm" svg:y="12.762cm">
          <text:p text:style-name="P1"><text:span text:style-name="T4">execute_task</text:span></text:p>
        </draw:ellipse>
        <draw:ellipse draw:style-name="gr1" draw:text-style-name="P5" draw:id="id5" draw:layer="layout" svg:width="5.963cm" svg:height="1.88cm" svg:x="13.986cm" svg:y="16.958cm">
          <text:p text:style-name="P1"><text:span text:style-name="T4">update_agentmdule_status</text:span></text:p>
          <text:p text:style-name="P1"><text:span text:style-name="T4">(timestamp)</text:span></text:p>
        </draw:ellipse>
        <draw:connector draw:style-name="gr2" draw:text-style-name="P3" draw:layer="layout" draw:type="curve" svg:x1="8.851cm" svg:y1="14.499cm" svg:x2="13.986cm" svg:y2="17.898cm" draw:start-shape="id4" draw:start-glue-point="2" draw:end-shape="id5" draw:end-glue-point="3">
          <text:p text:style-name="P4"/>
        </draw:connector>
        <draw:ellipse draw:style-name="gr1" draw:text-style-name="P5" draw:id="id6" draw:layer="layout" svg:width="4.583cm" svg:height="1.737cm" svg:x="15.171cm" svg:y="11.715cm">
          <text:p text:style-name="P1"><text:span text:style-name="T4">Check_changes</text:span></text:p>
        </draw:ellipse>
        <draw:ellipse draw:style-name="gr1" draw:text-style-name="P5" draw:id="id7" draw:layer="layout" svg:width="4.53cm" svg:height="1.744cm" svg:x="23.204cm" svg:y="10.496cm">
          <text:p text:style-name="P1"><text:span text:style-name="T4">Update_data_module</text:span></text:p>
        </draw:ellipse>
        <draw:ellipse draw:style-name="gr1" draw:text-style-name="P5" draw:id="id8" draw:layer="layout" svg:width="5.034cm" svg:height="1.529cm" svg:x="14.526cm" svg:y="14.803cm">
          <text:p text:style-name="P1"><text:span text:style-name="T4">Check_alert</text:span></text:p>
        </draw:ellipse>
        <draw:ellipse draw:style-name="gr1" draw:text-style-name="P5" draw:id="id9" draw:layer="layout" svg:width="6.235cm" svg:height="1.976cm" svg:x="21.802cm" svg:y="13.316cm">
          <text:p text:style-name="P1"><text:span text:style-name="T4">Update_agentmodule_status</text:span></text:p>
        </draw:ellipse>
        <draw:connector draw:style-name="gr2" draw:text-style-name="P3" draw:layer="layout" draw:type="curve" svg:x1="19.754cm" svg:y1="12.583cm" svg:x2="23.204cm" svg:y2="11.368cm" draw:start-shape="id6" draw:start-glue-point="1" draw:end-shape="id7">
          <text:p text:style-name="P4"/>
        </draw:connector>
        <draw:connector draw:style-name="gr2" draw:text-style-name="P3" draw:layer="layout" draw:type="curve" svg:x1="11.418cm" svg:y1="13.63cm" svg:x2="15.171cm" svg:y2="12.583cm" draw:start-shape="id4" draw:end-shape="id6">
          <text:p text:style-name="P4"/>
        </draw:connector>
        <draw:connector draw:style-name="gr2" draw:text-style-name="P3" draw:layer="layout" draw:type="curve" svg:x1="11.418cm" svg:y1="13.63cm" svg:x2="14.526cm" svg:y2="15.567cm" draw:start-shape="id4" draw:start-glue-point="1" draw:end-shape="id8">
          <text:p text:style-name="P4"/>
        </draw:connector>
        <draw:connector draw:style-name="gr2" draw:text-style-name="P3" draw:layer="layout" draw:type="curve" svg:x1="19.754cm" svg:y1="12.583cm" svg:x2="21.802cm" svg:y2="14.304cm" draw:start-shape="id6" draw:start-glue-point="1" draw:end-shape="id9" draw:end-glue-point="3">
          <text:p text:style-name="P4"/>
        </draw:connector>
        <draw:ellipse draw:style-name="gr1" draw:text-style-name="P5" draw:id="id10" draw:layer="layout" svg:width="5.617cm" svg:height="1.5cm" svg:x="9.774cm" svg:y="19.507cm">
          <text:p text:style-name="P1"><text:span text:style-name="T4">updata_agent_status</text:span></text:p>
          <text:p text:style-name="P1"><text:span text:style-name="T4">(timestamp)</text:span></text:p>
        </draw:ellipse>
        <draw:connector draw:style-name="gr2" draw:text-style-name="P3" draw:layer="layout" draw:type="curve" svg:x1="8.851cm" svg:y1="14.499cm" svg:x2="9.774cm" svg:y2="20.257cm" draw:start-shape="id4" draw:start-glue-point="2" draw:end-shape="id10" draw:end-glue-point="3">
          <text:p text:style-name="P4"/>
        </draw:connector>
        <draw:frame draw:style-name="gr6" draw:text-style-name="P7" draw:layer="layout" svg:width="0.701cm" svg:height="0.84cm" svg:x="13.442cm" svg:y="11.534cm">
          <draw:text-box>
            <text:p text:style-name="P4"><text:span text:style-name="T5">OK</text:span></text:p>
          </draw:text-box>
        </draw:frame>
        <draw:frame draw:style-name="gr7" draw:text-style-name="P8" draw:layer="layout" svg:width="0.983cm" svg:height="0.84cm" svg:x="20.797cm" svg:y="10.688cm">
          <draw:text-box>
            <text:p text:style-name="P4"><text:span text:style-name="T5">YES</text:span></text:p>
          </draw:text-box>
        </draw:frame>
        <draw:frame draw:style-name="gr7" draw:text-style-name="P9" draw:layer="layout" svg:width="6.313cm" svg:height="0.84cm" svg:x="3.124cm" svg:y="2.245cm">
          <draw:text-box>
            <text:p text:style-name="P9"><text:span text:style-name="T6">#5 Pandora Network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fill="solid" draw:fill-color="#00b8ff" draw:fill-gradient-name="Gradient_20_7" draw:fill-hatch-name="Hatch_20_9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0.53cm" fo:margin-left="0.347cm" fo:margin-right="0.352cm" fo:page-width="30.2cm" fo:page-height="22.0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2-13T17:10:56</meta:creation-date>
    <dc:date>2006-12-26T23:35:08</dc:date>
    <dc:language>en-US</dc:language>
    <meta:editing-cycles>9</meta:editing-cycles>
    <meta:editing-duration>PT2H44M4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